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o tamanho da TLB na memória principal</text:p>
          </draw:text-box>
        </draw:frame>
        <draw:frame draw:style-name="gr1" draw:text-style-name="P1" draw:layer="layout" svg:width="23.992cm" svg:height="9.999cm" svg:x="2.678cm" svg:y="3.8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o tamanho da TLB na tabela de páginas</text:p>
          </draw:text-box>
        </draw:frame>
        <draw:frame draw:style-name="gr1" draw:text-style-name="P1" draw:layer="layout" svg:width="23.992cm" svg:height="9.999cm" svg:x="2.678cm" svg:y="3.8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o tamanho da TLB na TLB</text:p>
          </draw:text-box>
        </draw:frame>
        <draw:frame draw:style-name="gr1" draw:text-style-name="P1" draw:layer="layout" svg:width="23.992cm" svg:height="9.999cm" svg:x="2.678cm" svg:y="3.8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6:54:27.323105599</meta:creation-date>
    <dc:date>2022-04-15T17:15:48.317998715</dc:date>
    <meta:editing-duration>PT9M25S</meta:editing-duration>
    <meta:editing-cycles>2</meta:editing-cycles>
    <meta:generator>LibreOffice/7.2.6.2$Linux_X86_64 LibreOffice_project/20$Build-2</meta:generator>
    <meta:document-statistic meta:object-count="3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9.322cm" svg:y="4.203cm" style:legend-expansion="high" chart:style-name="ch2"/>
        <chart:plot-area chart:style-name="ch3" chart:data-source-has-labels="both" svg:x="0.479cm" svg:y="0.2cm" svg:width="18.364cm" svg:height="8.619cm">
          <chart:coordinate-region svg:x="2.794cm" svg:y="0.2cm" svg:width="15.769cm" svg:height="7.972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title svg:x="8.876cm" svg:y="9.019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Tamanho 1</text:p>
              </table:table-cell>
              <table:table-cell office:value-type="string">
                <text:p>Caso Base - Tamanho 2</text:p>
              </table:table-cell>
              <table:table-cell office:value-type="string">
                <text:p>Memória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400">
                <text:p>400</text:p>
              </table:table-cell>
              <table:table-cell office:value-type="float" office:value="370">
                <text:p>3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820">
                <text:p>820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9.322cm" svg:y="4.203cm" style:legend-expansion="high" chart:style-name="ch2"/>
        <chart:plot-area chart:style-name="ch3" chart:data-source-has-labels="both" svg:x="0.479cm" svg:y="0.2cm" svg:width="18.364cm" svg:height="8.619cm">
          <chart:coordinate-region svg:x="2.794cm" svg:y="0.2cm" svg:width="15.769cm" svg:height="7.97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8.876cm" svg:y="9.019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Tamanho 1</text:p>
              </table:table-cell>
              <table:table-cell office:value-type="string">
                <text:p>Caso Base - Tamanho 2</text:p>
              </table:table-cell>
              <table:table-cell office:value-type="string">
                <text:p>Memória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9.322cm" svg:y="4.203cm" style:legend-expansion="high" chart:style-name="ch2"/>
        <chart:plot-area chart:style-name="ch3" chart:data-source-has-labels="both" svg:x="0.479cm" svg:y="0.2cm" svg:width="18.364cm" svg:height="9.6cm">
          <chart:coordinate-region svg:x="2.794cm" svg:y="0.2cm" svg:width="15.862cm" svg:height="8.95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Tamanho 1</text:p>
              </table:table-cell>
              <table:table-cell office:value-type="string">
                <text:p>Caso Base - Tamanho 2</text:p>
              </table:table-cell>
              <table:table-cell office:value-type="string">
                <text:p>Memória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